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able_20_Contents">
      <style:text-properties officeooo:rsid="003a18aa" officeooo:paragraph-rsid="003a18aa"/>
    </style:style>
    <style:style style:name="P35" style:family="paragraph" style:parent-style-name="Table_20_Contents">
      <style:text-properties officeooo:rsid="003a5c2f" officeooo:paragraph-rsid="003a5c2f"/>
    </style:style>
    <style:style style:name="P36" style:family="paragraph" style:parent-style-name="Table_20_Contents">
      <style:text-properties officeooo:rsid="00367e8c" officeooo:paragraph-rsid="00367e8c"/>
    </style:style>
    <style:style style:name="P37" style:family="paragraph" style:parent-style-name="Table_20_Contents">
      <style:text-properties officeooo:rsid="003c8854" officeooo:paragraph-rsid="003c8854"/>
    </style:style>
    <style:style style:name="P38" style:family="paragraph" style:parent-style-name="Text_20_body">
      <style:text-properties officeooo:paragraph-rsid="00106c69"/>
    </style:style>
    <style:style style:name="P39" style:family="paragraph" style:parent-style-name="Text_20_body">
      <style:text-properties officeooo:rsid="001a0125" officeooo:paragraph-rsid="001a0125"/>
    </style:style>
    <style:style style:name="P40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41" style:family="paragraph" style:parent-style-name="Text_20_body">
      <style:text-properties officeooo:rsid="001ace5a" officeooo:paragraph-rsid="001ace5a"/>
    </style:style>
    <style:style style:name="P42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43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8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9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2" style:family="paragraph" style:parent-style-name="Heading_20_1" style:list-style-name="">
      <style:text-properties officeooo:rsid="00106c69" officeooo:paragraph-rsid="00316fce"/>
    </style:style>
    <style:style style:name="P63" style:family="paragraph" style:parent-style-name="Heading_20_1">
      <style:paragraph-properties fo:break-before="page"/>
      <style:text-properties officeooo:rsid="00106c69" officeooo:paragraph-rsid="00316fce"/>
    </style:style>
    <style:style style:name="P64" style:family="paragraph" style:parent-style-name="Heading_20_3">
      <style:text-properties officeooo:rsid="001a0125" officeooo:paragraph-rsid="001a0125"/>
    </style:style>
    <style:style style:name="P65" style:family="paragraph" style:parent-style-name="Heading_20_3" style:list-style-name=""/>
    <style:style style:name="P66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7" style:family="paragraph" style:parent-style-name="Heading_20_3" style:list-style-name="">
      <style:text-properties officeooo:rsid="002571cb" officeooo:paragraph-rsid="002571cb"/>
    </style:style>
    <style:style style:name="P68" style:family="paragraph" style:parent-style-name="Heading_20_3" style:list-style-name="">
      <style:text-properties officeooo:rsid="002571cb" officeooo:paragraph-rsid="00271dfb"/>
    </style:style>
    <style:style style:name="P69" style:family="paragraph" style:parent-style-name="Heading_20_3">
      <style:text-properties officeooo:rsid="0015147e" officeooo:paragraph-rsid="0015147e"/>
    </style:style>
    <style:style style:name="P70" style:family="paragraph" style:parent-style-name="Heading_20_3">
      <style:text-properties officeooo:rsid="0015147e" officeooo:paragraph-rsid="002028d1"/>
    </style:style>
    <style:style style:name="P71" style:family="paragraph" style:parent-style-name="Heading_20_3" style:list-style-name="">
      <style:text-properties officeooo:rsid="0015147e" officeooo:paragraph-rsid="002028d1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Heading_20_3">
      <style:paragraph-properties fo:break-before="page"/>
      <style:text-properties officeooo:rsid="002571cb" officeooo:paragraph-rsid="002571cb"/>
    </style:style>
    <style:style style:name="P74" style:family="paragraph" style:parent-style-name="Heading_20_3">
      <style:paragraph-properties fo:break-before="page"/>
      <style:text-properties officeooo:rsid="002571cb" officeooo:paragraph-rsid="00271dfb"/>
    </style:style>
    <style:style style:name="P75" style:family="paragraph" style:parent-style-name="Heading_20_3">
      <style:paragraph-properties fo:break-before="page"/>
      <style:text-properties officeooo:rsid="0015147e" officeooo:paragraph-rsid="002028d1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c10ec"/>
    </style:style>
    <style:style style:name="T4" style:family="text">
      <style:text-properties officeooo:rsid="0030c2e3"/>
    </style:style>
    <style:style style:name="T5" style:family="text">
      <style:text-properties officeooo:rsid="002b0b1b"/>
    </style:style>
    <style:style style:name="T6" style:family="text">
      <style:text-properties officeooo:rsid="002ac658"/>
    </style:style>
    <style:style style:name="T7" style:family="text">
      <style:text-properties officeooo:rsid="00271dfb"/>
    </style:style>
    <style:style style:name="T8" style:family="text">
      <style:text-properties officeooo:rsid="0022ca3a"/>
    </style:style>
    <style:style style:name="T9" style:family="text">
      <style:text-properties officeooo:rsid="00106c6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ca0a2" style:font-style-asian="normal" style:font-style-complex="normal"/>
    </style:style>
    <style:style style:name="T13" style:family="text">
      <style:text-properties fo:font-style="normal" officeooo:rsid="0021e39e" style:font-style-asian="normal" style:font-style-complex="normal"/>
    </style:style>
    <style:style style:name="T14" style:family="text">
      <style:text-properties fo:font-style="normal" officeooo:rsid="0022ca3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1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2" style:family="text">
      <style:text-properties style:font-name="Courier New" fo:font-style="normal" style:font-style-asian="normal" style:font-style-complex="normal"/>
    </style:style>
    <style:style style:name="T23" style:family="text">
      <style:text-properties style:font-name="Courier New" fo:font-style="normal" officeooo:rsid="00147612" style:font-style-asian="normal" style:font-style-complex="normal"/>
    </style:style>
    <style:style style:name="T24" style:family="text">
      <style:text-properties style:font-name="Courier New" fo:font-style="normal" officeooo:rsid="0018a1d4" style:font-style-asian="normal" style:font-style-complex="normal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style:font-size-asian="10pt" style:font-weight-asian="normal" style:font-weight-complex="normal"/>
    </style:style>
    <style:style style:name="T27" style:family="text">
      <style:text-properties fo:font-size="12pt" officeooo:rsid="00106c69" style:font-size-asian="12pt" style:font-size-complex="12pt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028d1"/>
    </style:style>
    <style:style style:name="T33" style:family="text">
      <style:text-properties officeooo:rsid="00211ce9"/>
    </style:style>
    <style:style style:name="T34" style:family="text">
      <style:text-properties officeooo:rsid="002571cb"/>
    </style:style>
    <style:style style:name="T35" style:family="text">
      <style:text-properties officeooo:rsid="002f60bc"/>
    </style:style>
    <style:style style:name="T36" style:family="text">
      <style:text-properties officeooo:rsid="003c8cd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-start text:name="__RefHeading___Toc833_1358257363"/>E2Guardian V5 – Storyboarding<text:bookmark-end text:name="__RefHeading___Toc833_1358257363"/></text:p>
      <text:p text:style-name="P59"/>
      <text:p text:style-name="P44"/>
      <text:p text:style-name="P44">NB – This document and the development of v5 is work in progress and so not all the functionally described in this document <text:span text:style-name="T6">may be fully</text:span> implemented at this time.</text:p>
      <text:p text:style-name="P44"/>
      <text:p text:style-name="P44"/>
      <text:p text:style-name="P4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835_1358257363" text:style-name="Index_20_Link" text:visited-style-name="Index_20_Link">E2Guardian V5 – Storyboarding<text:tab/>2</text:a></text:p>
          <text:p text:style-name="P61"><text:a xlink:type="simple" xlink:href="#__RefHeading___Toc941_1358257363" text:style-name="Index_20_Link" text:visited-style-name="Index_20_Link">The Storyboard File<text:tab/>2</text:a></text:p>
          <text:p text:style-name="P61"><text:a xlink:type="simple" xlink:href="#__RefHeading___Toc943_1358257363" text:style-name="Index_20_Link" text:visited-style-name="Index_20_Link">Function Definition<text:tab/>3</text:a></text:p>
          <text:p text:style-name="P61"><text:a xlink:type="simple" xlink:href="#__RefHeading___Toc945_1358257363" text:style-name="Index_20_Link" text:visited-style-name="Index_20_Link"><text:span text:style-name="T10">C</text:span></text:a><text:a xlink:type="simple" xlink:href="#__RefHeading___Toc945_1358257363" text:style-name="Index_20_Link" text:visited-style-name="Index_20_Link"><text:span text:style-name="T10">ommand </text:span></text:a><text:a xlink:type="simple" xlink:href="#__RefHeading___Toc945_1358257363" text:style-name="Index_20_Link" text:visited-style-name="Index_20_Link"><text:span text:style-name="T10">Line </text:span></text:a><text:a xlink:type="simple" xlink:href="#__RefHeading___Toc945_1358257363" text:style-name="Index_20_Link" text:visited-style-name="Index_20_Link"><text:span text:style-name="T10">Format</text:span></text:a><text:a xlink:type="simple" xlink:href="#__RefHeading___Toc945_1358257363" text:style-name="Index_20_Link" text:visited-style-name="Index_20_Link"><text:tab/>4</text:a></text:p>
          <text:p text:style-name="P61"><text:a xlink:type="simple" xlink:href="#__RefHeading___Toc947_1358257363" text:style-name="Index_20_Link" text:visited-style-name="Index_20_Link">Table 1a – Flags which can be set<text:tab/>5</text:a></text:p>
          <text:p text:style-name="P61"><text:a xlink:type="simple" xlink:href="#__RefHeading___Toc949_1358257363" text:style-name="Index_20_Link" text:visited-style-name="Index_20_Link">Table 1b – Flags – Read-only<text:tab/>6</text:a></text:p>
          <text:p text:style-name="P61"><text:a xlink:type="simple" xlink:href="#__RefHeading___Toc951_1358257363" text:style-name="Index_20_Link" text:visited-style-name="Index_20_Link">Table 2a – States which require lists<text:tab/>6</text:a></text:p>
          <text:p text:style-name="P61"><text:a xlink:type="simple" xlink:href="#__RefHeading___Toc953_1358257363" text:style-name="Index_20_Link" text:visited-style-name="Index_20_Link">Table 2b – States without lists<text:tab/>7</text:a></text:p>
          <text:p text:style-name="P61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62" text:outline-level="1"/>
      <text:h text:style-name="P63" text:outline-level="1"><text:bookmark-start text:name="__RefHeading___Toc835_1358257363"/>E2Guardian V5 – <text:span text:style-name="T1">Storyboarding</text:span><text:bookmark-end text:name="__RefHeading___Toc835_1358257363"/></text:h>
      <text:p text:style-name="P42">NB – This document and the development of v5 is work in progress and so not all the functionally described in this document <text:span text:style-name="T6">may be fully</text:span> implemented at this time.</text:p>
      <text:p text:style-name="P38"><text:span text:style-name="T27">Version 5 has a revised model for logic flow and using lists.</text:span><text:span text:style-name="T9"> <text:s/></text:span></text:p>
      <text:p text:style-name="P40"><text:span text:style-name="T11">S</text:span><text:span text:style-name="T10">toryboarding is a simple scripting language which defines functions that control list checking, map actions to list matches and defines logic flow. <text:s text:c="2"/>Each filter group can use a different storyboard and so </text:span><text:span text:style-name="T13">can </text:span><text:span text:style-name="T10">have different logic if required. <text:s text:c="2"/>The lists used and logic can now also be changed without </text:span><text:span text:style-name="T13">stopping and </text:span><text:span text:style-name="T10">re-starting e2guardian.</text:span></text:p>
      <text:h text:style-name="P64" text:outline-level="3"><text:bookmark-start text:name="__RefHeading___Toc941_1358257363"/>The Storyboard File<text:bookmark-end text:name="__RefHeading___Toc941_1358257363"/></text:h>
      <text:p text:style-name="P39"><text:span text:style-name="T4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3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1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41">Blank lines and lines starting with '#' are ignored.</text:p>
      <text:h text:style-name="P65" text:outline-level="3"/>
      <text:h text:style-name="P72" text:outline-level="3"><text:bookmark-start text:name="__RefHeading___Toc943_1358257363"/>Function Definition<text:bookmark-end text:name="__RefHeading___Toc943_1358257363"/></text:h>
      <text:p text:style-name="P41">The start of a function is defined with:-</text:p>
      <text:p text:style-name="P45">function(<text:span text:style-name="T18">function_name</text:span><text:span text:style-name="T10">)</text:span></text:p>
      <text:p text:style-name="P47">function_name<text:span text:style-name="T10"> </text:span><text:span text:style-name="T23">is a label made up of alphanumeric, '_' </text:span><text:span text:style-name="T24">and</text:span><text:span text:style-name="T23"> '-' (no spaces</text:span><text:span text:style-name="T22">). <text:s/>Do not use labels starting with 'true', 'false', 'set' or 'return' as these may conflict with built-in actions.</text:span><text:span text:style-name="T10"> </text:span></text:p>
      <text:p text:style-name="P56">The end of a function is defined with:-</text:p>
      <text:p text:style-name="P50">end()</text:p>
      <text:p text:style-name="P52">or by the start of a new function</text:p>
      <text:p text:style-name="P52">or by an include</text:p>
      <text:p text:style-name="P52">or by the end of the file.</text:p>
      <text:p text:style-name="P54"><text:span text:style-name="T10">A function must be completely defined in a single file </text:span><text:span text:style-name="T12">and consists of one or more command lines </text:span><text:span text:style-name="T14">which are executed in order.</text:span></text:p>
      <text:h text:style-name="P66" text:outline-level="3"/>
      <text:h text:style-name="P72" text:outline-level="3"><text:bookmark-start text:name="__RefHeading___Toc945_1358257363"/><text:span text:style-name="T12">C</text:span><text:span text:style-name="T10">ommand </text:span><text:span text:style-name="T12">Line </text:span><text:span text:style-name="T10">Format</text:span><text:bookmark-end text:name="__RefHeading___Toc945_1358257363"/></text:h>
      <text:p text:style-name="P43">The format of a command line is:-</text:p>
      <text:p text:style-name="P46"><text:span text:style-name="T18">Command</text:span><text:span text:style-name="T15">(</text:span><text:span text:style-name="T18">Condition</text:span><text:span text:style-name="T15">)</text:span><text:span text:style-name="T10">[</text:span><text:span text:style-name="T15">return</text:span><text:span text:style-name="T10"> || </text:span><text:span text:style-name="T15">returnif</text:span><text:span text:style-name="T10"> ]</text:span><text:span text:style-name="T18">Action</text:span></text:p>
      <text:p text:style-name="P57">where:-</text:p>
      <text:p text:style-name="P48">Command <text:span text:style-name="T10">is </text:span><text:span text:style-name="T15">if</text:span><text:span text:style-name="T10"> – if </text:span>Condition<text:span text:style-name="T10"> is true do </text:span>Action</text:p>
      <text:p text:style-name="P48"><text:span text:style-name="T10"><text:s text:c="5"/>or is </text:span><text:span text:style-name="T15">ifnot </text:span><text:span text:style-name="T16">- if </text:span><text:span text:style-name="T31">Condition</text:span><text:span text:style-name="T16"> is false do </text:span><text:span text:style-name="T31">Action</text:span></text:p>
      <text:p text:style-name="P48"><text:span text:style-name="T31">Condition </text:span><text:span text:style-name="T16">format is:-</text:span></text:p>
      <text:p text:style-name="P58"><text:span text:style-name="T31">state</text:span><text:span text:style-name="T16">[,[</text:span><text:span text:style-name="T31">list</text:span><text:span text:style-name="T16">][,</text:span><text:span text:style-name="T31">message_no</text:span><text:span text:style-name="T16">[,</text:span><text:span text:style-name="T31">logmessage_no</text:span><text:span text:style-name="T16">]]]</text:span></text:p>
      <text:p text:style-name="P51"><text:tab/>where:-</text:p>
      <text:p text:style-name="P49"><text:span text:style-name="T16"><text:tab/><text:tab/></text:span><text:span text:style-name="T31">state </text:span><text:span text:style-name="T16">is as listed in Table </text:span><text:span text:style-name="T17">2</text:span><text:span text:style-name="T16">.</text:span></text:p>
      <text:p text:style-name="P49"><text:span text:style-name="T16"><text:tab/><text:tab/></text:span><text:span text:style-name="T31">list </text:span><text:span text:style-name="T16">is list name (mandatory if </text:span><text:span text:style-name="T31">state</text:span><text:span text:style-name="T16"> ends in 'in')</text:span></text:p>
      <text:p text:style-name="P49"><text:span text:style-name="T16"><text:tab/><text:tab/></text:span><text:span text:style-name="T31">message_no</text:span><text:span text:style-name="T16"> is a message number (overrides messageno in list definition or used when no list) default 0</text:span></text:p>
      <text:p text:style-name="P49"><text:span text:style-name="T16"><text:tab/><text:tab/></text:span><text:span text:style-name="T31">logmessage_no </text:span><text:span text:style-name="T16">– (overrides</text:span><text:span text:style-name="T31"> logmessageno </text:span><text:span text:style-name="T16">in list definition or used when no list) default</text:span><text:span text:style-name="T31"> message_no</text:span></text:p>
      <text:p text:style-name="P49"><text:span text:style-name="T31">Action</text:span><text:span text:style-name="T16"> is a built-in action (see Table </text:span><text:span text:style-name="T17">3</text:span><text:span text:style-name="T16">) or a function name</text:span></text:p>
      <text:p text:style-name="P53"><text:span text:style-name="T28">if</text:span><text:span text:style-name="T16"> </text:span><text:span text:style-name="T25">Action </text:span><text:span text:style-name="T29">is prefixed with </text:span><text:span text:style-name="T21">return</text:span><text:span text:style-name="T30"> </text:span><text:span text:style-name="T29">then return from the current function with the return value of </text:span><text:span text:style-name="T26">Action</text:span></text:p>
      <text:p text:style-name="P53"><text:span text:style-name="T28">if</text:span><text:span text:style-name="T16"> </text:span><text:span text:style-name="T19">Action </text:span><text:span text:style-name="T29">is prefixed with </text:span><text:span text:style-name="T21">returnif</text:span><text:span text:style-name="T29"> then return true from the current function if </text:span><text:span text:style-name="T26">Action</text:span><text:span text:style-name="T20"> </text:span><text:span text:style-name="T28">returns</text:span><text:span text:style-name="T20"> </text:span><text:span text:style-name="T21">true</text:span></text:p>
      <text:h text:style-name="P67" text:outline-level="3"/>
      <text:h text:style-name="P73" text:outline-level="3"><text:bookmark-start text:name="__RefHeading___Toc947_1358257363"/>Table 1<text:span text:style-name="T7">a</text:span> – Flags which can be se<text:span text:style-name="T7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34">bypass</text:p>
          </table:table-cell>
          <table:table-cell table:style-name="Table4.B2" office:value-type="string">
            <text:p text:style-name="P34">Bypass request 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5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  <table:table-row>
          <table:table-cell table:style-name="Table4.A2" office:value-type="string">
            <text:p text:style-name="P36">viruscheck</text:p>
          </table:table-cell>
          <table:table-cell table:style-name="Table4.B2" office:value-type="string">
            <text:p text:style-name="P36">Do virus <text:span text:style-name="T3">scan check</text:span></text:p>
          </table:table-cell>
        </table:table-row>
      </table:table>
      <text:h text:style-name="P68" text:outline-level="3"/>
      <text:h text:style-name="P74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h text:style-name="P69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6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7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5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8">host</text:span> in named list?</text:p>
          </table:table-cell>
          <table:table-cell table:style-name="Table1.C2" office:value-type="string">
            <text:p text:style-name="P18">iplist, <text:span text:style-name="T8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7">useragentin</text:p>
          </table:table-cell>
          <table:table-cell table:style-name="Table1.A2" office:value-type="string">
            <text:p text:style-name="P37">Is user-agent in named list?</text:p>
          </table:table-cell>
          <table:table-cell table:style-name="Table1.C2" office:value-type="string">
            <text:p text:style-name="P37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0" text:outline-level="3"><text:bookmark-start text:name="__RefHeading___Toc953_1358257363"/><text:soft-page-break/>Table <text:span text:style-name="T34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2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5">bypassset</text:p>
          </table:table-cell>
          <table:table-cell table:style-name="Table2.B2" office:value-type="string">
            <text:p text:style-name="P35">Is bypass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2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8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6">viruscheckset</text:p>
          </table:table-cell>
          <table:table-cell table:style-name="Table2.B2" office:value-type="string">
            <text:p text:style-name="P36">Is viruscheck set?</text:p>
          </table:table-cell>
        </table:table-row>
      </table:table>
      <text:h text:style-name="P70" text:outline-level="3"/>
      <text:h text:style-name="P71" text:outline-level="3"/>
      <text:h text:style-name="P75" text:outline-level="3"><text:bookmark-start text:name="__RefHeading___Toc955_1358257363"/>Table <text:span text:style-name="T34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 <text:span text:style-name="T36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5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5">unsetbypass</text:p>
          </table:table-cell>
          <table:table-cell table:style-name="Table3.B2" office:value-type="string">
            <text:p text:style-name="P35">Unset bypass and exception flags – return true</text:p>
          </table:table-cell>
        </table:table-row>
        <table:table-row>
          <table:table-cell table:style-name="Table3.A2" office:value-type="string">
            <text:p text:style-name="P36"><text:span text:style-name="T3">un</text:span>setviruscheck</text:p>
          </table:table-cell>
          <table:table-cell table:style-name="Table3.B2" office:value-type="string">
            <text:p text:style-name="P36"><text:span text:style-name="T3">Uns</text:span>et viruscheck flag – return true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c8cd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11th draft)</text:span><text:tab/><text:span text:style-name="MT3">3 December</text:span> 2017<text:tab/>page <text:page-number text:select-page="current">7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2-04T15:22:10.732774000</dc:date>
    <dc:creator>Philip Pearce</dc:creator>
    <meta:editing-duration>PT18H7M14S</meta:editing-duration>
    <meta:editing-cycles>17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203" meta:word-count="1134" meta:character-count="7098" meta:non-whitespace-character-count="6086"/>
  </office:meta>
</office:document-meta>
</file>